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7.163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.5pt" style:language-asian="en" style:country-asian="US" style:font-style-asian="normal" style:font-weight-asian="normal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T1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6.30000019073486pt"/>
    </style:style>
    <style:style style:name="T2" style:family="text">
      <style:text-properties fo:color="#000000" style:text-line-through-style="none" style:font-name="Courier New" fo:font-size="11pt" style:text-underline-style="none" style:font-name-asian="Courier New" style:font-size-asian="11pt" style:font-name-complex="Courier New" style:font-size-complex="6.30000019073486pt"/>
    </style:style>
  </office:automatic-styles>
  <office:body>
    <office:spreadsheet>
      <table:table table:name="Feuille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row table:style-name="ro2">
          <table:table-cell table:style-name="ce1" office:value-type="string">
            <text:p>Exercice 4. Club Vidéo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Dix magasins de location de cassettes vidéo se sont regroupés pour mettre en commun les cassettes dont ils disposent et ont fondé un club de location. À la suite d'une rencontre avec les représentants de ce club, il ressort que chaque point de vente disposera d'un terminal clavier-écran relié à un site central et qu'il faudra pouvoir prendre en compte les éléments suivants :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Un client qui s'inscrit au club verse une caution.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Suivant le montant de cette caution il aura le droit d'emprunter en même temps de 1 à 6 cassettes.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Les cassettes empruntées doivent être retournées dans sous 3 jours dans n'importe quelle boutique du club.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Plusieurs cassettes peuvent contenir le même film.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Un film est rattaché à un genre cinématographique (nom et type de public) et est caractérisé par sa durée, son réalisateur et la liste des acteurs principaux.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Une location n'est permise que si le client est en règle (pas de dépassement du nombre d'emprunts maximum, pas de cassette en retard).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La consultation d'un client permettra d'obtenir son nom, son adresse, son nombre d'emprunts en cours, la liste des numéros de cassettes et des titres qu'il a actuellement empruntés. </text:p>
          </table:table-cell>
          <table:table-cell table:style-name="Default" table:number-columns-repeated="5"/>
        </table:table-row>
        <table:table-row table:style-name="ro3">
          <table:table-cell table:style-name="ce2" office:value-type="string">
            <text:p>- La consultation d'un genre permettra d'obtenir la liste des films de ce genre disponibles dans le magasin. </text:p>
          </table:table-cell>
          <table:table-cell table:style-name="Default" table:number-columns-repeated="5"/>
        </table:table-row>
        <table:table-row table:style-name="ro5">
          <table:table-cell table:style-name="ce3" office:value-type="string">
            <text:p><text:span text:style-name="T1">- Périodiquement, on veut obtenir la liste des retardataires ; on veut pour chaque cassette non retournée à temps les informations suivantes : </text:span><text:span text:style-name="T2">o </text:span><text:span text:style-name="T1">Nom, adresse du client, date de l'emprunt, numéro(s) de cassette et titre du (des) film(s) concerné(s). </text:span></text:p>
          </table:table-cell>
          <table:table-cell table:style-name="Default" table:number-columns-repeated="5"/>
        </table:table-row>
        <table:table-row table:style-name="ro3">
          <table:table-cell table:style-name="ce2"/>
          <table:table-cell table:style-name="Default" table:number-columns-repeated="5"/>
        </table:table-row>
        <table:table-row table:style-name="ro3">
          <table:table-cell table:style-name="ce2" office:value-type="string">
            <text:p>- On veut pouvoir connaître pour chaque cassette (identifiée par une numérotation commune aux dix magasins) où elle est, quand elle a été mise en service, quel film y est enregistré, combien de fois elle a déjà été louée, et quel est son état (de très bon à mauvais). </text:p>
          </table:table-cell>
          <table:table-cell table:style-name="Default" table:number-columns-repeated="5"/>
        </table:table-row>
        <table:table-row table:style-name="ro4" table:number-rows-repeated="11">
          <table:table-cell table:style-name="Default" table:number-columns-repeated="6"/>
        </table:table-row>
        <table:table-row table:style-name="ro4">
          <table:table-cell table:style-name="ce4" office:value-type="string">
            <text:p>Point_vente</text:p>
          </table:table-cell>
          <table:table-cell table:style-name="ce4" table:number-columns-repeated="5"/>
        </table:table-row>
        <table:table-row table:style-name="ro4">
          <table:table-cell/>
          <table:table-cell office:value-type="string">
            <text:p>id_point_vente</text:p>
          </table:table-cell>
          <table:table-cell office:value-type="string">
            <text:p>identifiant du point de vente</text:p>
          </table:table-cell>
          <table:table-cell office:value-type="string">
            <text:p>numérique</text:p>
          </table:table-cell>
          <table:table-cell office:value-type="float" office:value="8">
            <text:p>8</text:p>
          </table:table-cell>
          <table:table-cell office:value-type="string">
            <text:p>identifiant</text:p>
          </table:table-cell>
        </table:table-row>
        <table:table-row table:style-name="ro4">
          <table:table-cell/>
          <table:table-cell office:value-type="string">
            <text:p>nom_point_vente</text:p>
          </table:table-cell>
          <table:table-cell office:value-type="string">
            <text:p>nom du point de vente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adresse_point_vente</text:p>
          </table:table-cell>
          <table:table-cell office:value-type="string">
            <text:p>adresse du point de vente</text:p>
          </table:table-cell>
          <table:table-cell office:value-type="string">
            <text:p>alphanumérique</text:p>
          </table:table-cell>
          <table:table-cell office:value-type="float" office:value="150">
            <text:p>150</text:p>
          </table:table-cell>
          <table:table-cell office:value-type="string">
            <text:p>obligatoire</text:p>
          </table:table-cell>
        </table:table-row>
        <table:table-row table:style-name="ro6">
          <table:table-cell/>
          <table:table-cell office:value-type="string">
            <text:p>cp_point_vente</text:p>
          </table:table-cell>
          <table:table-cell office:value-type="string">
            <text:p>code postale du point de vente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ville_point_vente</text:p>
          </table:table-cell>
          <table:table-cell office:value-type="string">
            <text:p>ville du point de vente</text:p>
          </table:table-cell>
          <table:table-cell office:value-type="string">
            <text:p>alphabétique</text:p>
          </table:table-cell>
          <table:table-cell office:value-type="float" office:value="100">
            <text:p>100</text:p>
          </table:table-cell>
          <table:table-cell office:value-type="string">
            <text:p>obligatoir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4" office:value-type="string">
            <text:p>Client</text:p>
          </table:table-cell>
          <table:table-cell table:style-name="ce4" table:number-columns-repeated="5"/>
        </table:table-row>
        <table:table-row table:style-name="ro4">
          <table:table-cell/>
          <table:table-cell office:value-type="string">
            <text:p>id_client</text:p>
          </table:table-cell>
          <table:table-cell office:value-type="string">
            <text:p>identifiant du client</text:p>
          </table:table-cell>
          <table:table-cell office:value-type="string">
            <text:p>numérique</text:p>
          </table:table-cell>
          <table:table-cell office:value-type="float" office:value="8">
            <text:p>8</text:p>
          </table:table-cell>
          <table:table-cell office:value-type="string">
            <text:p>identifiant</text:p>
          </table:table-cell>
        </table:table-row>
        <table:table-row table:style-name="ro4">
          <table:table-cell/>
          <table:table-cell office:value-type="string">
            <text:p>nom_client</text:p>
          </table:table-cell>
          <table:table-cell office:value-type="string">
            <text:p>nom du client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adresse_client</text:p>
          </table:table-cell>
          <table:table-cell office:value-type="string">
            <text:p>adresse du client</text:p>
          </table:table-cell>
          <table:table-cell office:value-type="string">
            <text:p>alphanumérique</text:p>
          </table:table-cell>
          <table:table-cell office:value-type="float" office:value="150">
            <text:p>150</text:p>
          </table:table-cell>
          <table:table-cell office:value-type="string">
            <text:p>obligatoire</text:p>
          </table:table-cell>
        </table:table-row>
        <table:table-row table:style-name="ro6">
          <table:table-cell/>
          <table:table-cell office:value-type="string">
            <text:p>cp_client</text:p>
          </table:table-cell>
          <table:table-cell office:value-type="string">
            <text:p>code postale du client</text:p>
          </table:table-cell>
          <table:table-cell office:value-type="string">
            <text:p>numérique</text:p>
          </table:table-cell>
          <table:table-cell office:value-type="float" office:value="10">
            <text:p>1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ville_client</text:p>
          </table:table-cell>
          <table:table-cell office:value-type="string">
            <text:p>ville du client</text:p>
          </table:table-cell>
          <table:table-cell office:value-type="string">
            <text:p>alphabétique</text:p>
          </table:table-cell>
          <table:table-cell office:value-type="float" office:value="100">
            <text:p>100</text:p>
          </table:table-cell>
          <table:table-cell office:value-type="string">
            <text:p>obligatoire</text:p>
          </table:table-cell>
        </table:table-row>
        <table:table-row table:style-name="ro4">
          <table:table-cell/>
          <table:table-cell office:value-type="string">
            <text:p>montant_caution</text:p>
          </table:table-cell>
          <table:table-cell/>
          <table:table-cell office:value-type="string">
            <text:p>monétaire</text:p>
          </table:table-cell>
          <table:table-cell/>
          <table:table-cell office:value-type="string">
            <text:p>obligatoir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4" office:value-type="string">
            <text:p>Film</text:p>
          </table:table-cell>
          <table:table-cell table:style-name="ce4" table:number-columns-repeated="5"/>
        </table:table-row>
        <table:table-row table:style-name="ro4">
          <table:table-cell/>
          <table:table-cell office:value-type="string">
            <text:p>id_film</text:p>
          </table:table-cell>
          <table:table-cell office:value-type="string">
            <text:p>identifiant du film</text:p>
          </table:table-cell>
          <table:table-cell office:value-type="string">
            <text:p>numérique</text:p>
          </table:table-cell>
          <table:table-cell office:value-type="float" office:value="8">
            <text:p>8</text:p>
          </table:table-cell>
          <table:table-cell office:value-type="string">
            <text:p>identifiant</text:p>
          </table:table-cell>
        </table:table-row>
        <table:table-row table:style-name="ro4">
          <table:table-cell/>
          <table:table-cell office:value-type="string">
            <text:p>nom_film</text:p>
          </table:table-cell>
          <table:table-cell office:value-type="string">
            <text:p>titre du film</text:p>
          </table:table-cell>
          <table:table-cell office:value-type="string">
            <text:p>alphanumér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6">
          <table:table-cell/>
          <table:table-cell office:value-type="string">
            <text:p>etat_film</text:p>
          </table:table-cell>
          <table:table-cell office:value-type="string">
            <text:p>état du film</text:p>
          </table:table-cell>
          <table:table-cell office:value-type="string">
            <text:p>alphabétique</text:p>
          </table:table-cell>
          <table:table-cell office:value-type="float" office:value="10">
            <text:p>10</text:p>
          </table:table-cell>
          <table:table-cell office:value-type="string">
            <text:p>obligatoire, neuf bon moyen mauvais</text:p>
          </table:table-cell>
        </table:table-row>
        <table:table-row table:style-name="ro4">
          <table:table-cell/>
          <table:table-cell office:value-type="string">
            <text:p>date_mise_service</text:p>
          </table:table-cell>
          <table:table-cell office:value-type="string">
            <text:p>date de mise en service </text:p>
          </table:table-cell>
          <table:table-cell office:value-type="string">
            <text:p>date</text:p>
          </table:table-cell>
          <table:table-cell/>
          <table:table-cell office:value-type="string">
            <text:p>obligatoire</text:p>
          </table:table-cell>
        </table:table-row>
        <table:table-row table:style-name="ro6">
          <table:table-cell/>
          <table:table-cell office:value-type="string">
            <text:p>duree_film</text:p>
          </table:table-cell>
          <table:table-cell office:value-type="string">
            <text:p>durée du film</text:p>
          </table:table-cell>
          <table:table-cell office:value-type="string">
            <text:p>réel</text:p>
          </table:table-cell>
          <table:table-cell office:value-type="float" office:value="8">
            <text:p>8</text:p>
          </table:table-cell>
          <table:table-cell office:value-type="string">
            <text:p>obligatoire</text:p>
          </table:table-cell>
        </table:table-row>
        <table:table-row table:style-name="ro6">
          <table:table-cell/>
          <table:table-cell office:value-type="string">
            <text:p>nom_realisateur_film</text:p>
          </table:table-cell>
          <table:table-cell office:value-type="string">
            <text:p>nom du réalisateur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4" table:number-columns-repeated="6"/>
        </table:table-row>
        <table:table-row table:style-name="ro4" table:number-rows-repeated="2">
          <table:table-cell table:number-columns-repeated="6"/>
        </table:table-row>
        <table:table-row table:style-name="ro4">
          <table:table-cell/>
          <table:table-cell office:value-type="string">
            <text:p>date_emprunt_film</text:p>
          </table:table-cell>
          <table:table-cell office:value-type="string">
            <text:p>date de l'emprunt du film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date_retour_film</text:p>
          </table:table-cell>
          <table:table-cell office:value-type="string">
            <text:p>date de retour du film</text:p>
          </table:table-cell>
          <table:table-cell office:value-type="string">
            <text:p>date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lieu_emprunt_film</text:p>
          </table:table-cell>
          <table:table-cell office:value-type="string">
            <text:p>lieu d'emprunt du film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>
            <text:p>lieu_retour_film</text:p>
          </table:table-cell>
          <table:table-cell office:value-type="string">
            <text:p>lieu de retour du film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4" office:value-type="string">
            <text:p>Acteur</text:p>
          </table:table-cell>
          <table:table-cell table:style-name="ce4" table:number-columns-repeated="5"/>
        </table:table-row>
        <table:table-row table:style-name="ro4">
          <table:table-cell/>
          <table:table-cell office:value-type="string">
            <text:p>id_acteur</text:p>
          </table:table-cell>
          <table:table-cell office:value-type="string">
            <text:p>identifiant de l'acteur</text:p>
          </table:table-cell>
          <table:table-cell office:value-type="string">
            <text:p>numérique</text:p>
          </table:table-cell>
          <table:table-cell office:value-type="float" office:value="8">
            <text:p>8</text:p>
          </table:table-cell>
          <table:table-cell office:value-type="string">
            <text:p>identifiant</text:p>
          </table:table-cell>
        </table:table-row>
        <table:table-row table:style-name="ro4">
          <table:table-cell/>
          <table:table-cell office:value-type="string">
            <text:p>nom_acteur</text:p>
          </table:table-cell>
          <table:table-cell office:value-type="string">
            <text:p>nom de l'acteur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6">
          <table:table-cell/>
          <table:table-cell office:value-type="string">
            <text:p>prenom_acteur</text:p>
          </table:table-cell>
          <table:table-cell office:value-type="string">
            <text:p>prenom de l'acteur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4" office:value-type="string">
            <text:p>Genre</text:p>
          </table:table-cell>
          <table:table-cell table:style-name="ce4" table:number-columns-repeated="5"/>
        </table:table-row>
        <table:table-row table:style-name="ro4">
          <table:table-cell/>
          <table:table-cell office:value-type="string">
            <text:p>id_genre</text:p>
          </table:table-cell>
          <table:table-cell office:value-type="string">
            <text:p>identifiant du genre de film</text:p>
          </table:table-cell>
          <table:table-cell office:value-type="string">
            <text:p>numérique</text:p>
          </table:table-cell>
          <table:table-cell office:value-type="float" office:value="8">
            <text:p>8</text:p>
          </table:table-cell>
          <table:table-cell office:value-type="string">
            <text:p>identifiant</text:p>
          </table:table-cell>
        </table:table-row>
        <table:table-row table:style-name="ro4">
          <table:table-cell/>
          <table:table-cell office:value-type="string">
            <text:p>nom_genre_film</text:p>
          </table:table-cell>
          <table:table-cell office:value-type="string">
            <text:p>nom du genre de film</text:p>
          </table:table-cell>
          <table:table-cell office:value-type="string">
            <text:p>alphabétique</text:p>
          </table:table-cell>
          <table:table-cell office:value-type="float" office:value="50">
            <text:p>50</text:p>
          </table:table-cell>
          <table:table-cell office:value-type="string">
            <text:p>obligatoire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style-name="ce4" office:value-type="string">
            <text:p>Public</text:p>
          </table:table-cell>
          <table:table-cell table:style-name="ce4" table:number-columns-repeated="5"/>
        </table:table-row>
        <table:table-row table:style-name="ro4">
          <table:table-cell/>
          <table:table-cell office:value-type="string">
            <text:p>id_public</text:p>
          </table:table-cell>
          <table:table-cell office:value-type="string">
            <text:p>identifiant du public</text:p>
          </table:table-cell>
          <table:table-cell office:value-type="string">
            <text:p>numérique</text:p>
          </table:table-cell>
          <table:table-cell office:value-type="float" office:value="8">
            <text:p>8</text:p>
          </table:table-cell>
          <table:table-cell office:value-type="string">
            <text:p>identifiant</text:p>
          </table:table-cell>
        </table:table-row>
        <table:table-row table:style-name="ro4">
          <table:table-cell table:style-name="ce6"/>
          <table:table-cell table:style-name="ce6" office:value-type="string">
            <text:p>type_public</text:p>
          </table:table-cell>
          <table:table-cell table:style-name="ce6" office:value-type="string">
            <text:p>type de public</text:p>
          </table:table-cell>
          <table:table-cell table:style-name="ce6" office:value-type="string">
            <text:p>alphabétique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obligatoire, enfant adolescent adulte senior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, Calibri" style:font-family-generic="swiss"/>
    <style:font-face style:name="Courier New" svg:font-family="'Courier New', 'Courier New PSMT'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31">31/08/2020</text:date>, <text:time>10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08:50:02.24</meta:creation-date>
    <dc:date>2020-08-31T10:23:25.05</dc:date>
    <meta:editing-duration>P3DT1H11M42S</meta:editing-duration>
    <meta:editing-cycles>9</meta:editing-cycles>
    <meta:generator>OpenOffice/4.1.3$Win32 OpenOffice.org_project/413m1$Build-9783</meta:generator>
    <meta:document-statistic meta:table-count="3" meta:cell-count="151" meta:object-count="0"/>
  </office:meta>
</office:document-meta>
</file>